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y 28, 2021 (08:12: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We will use the example shown in lecture. The last part is challenging; therefore, we will give a possible solution to it in the next class,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_Solution.zip" office:name=""><text:span text:style-name="Definition">the Rectangle project</text:span></text:a>, extract it, and open it with VS.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the two occurrences). You can use the <text:a xlink:type="simple" xlink:href="https://docs.microsoft.com/en-us/visualstudio/ide/reference/rename?view=vs-2019" office:name=""><text:span text:style-name="Definition">symbol refactoring</text:span></text:a> feature of C# to do so. Compile and run your program. What do you observe?</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20:12:30Z</meta:creation-date>
    <dc:date>2021-05-28T20:12:30Z</dc:date>
    <meta:user-defined meta:name="date" meta:value-type="string">May  28, 2021 (08:12: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